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" style:family="paragraph" style:parent-style-name="Header">
      <style:text-properties style:font-name="Arial" fo:font-size="10pt" fo:background-color="transparent" style:font-size-asian="10pt" style:font-size-complex="10pt"/>
    </style:style>
    <style:style style:name="P4" style:family="paragraph" style:parent-style-name="Header">
      <style:paragraph-properties fo:text-align="start" style:justify-single-word="false"/>
      <style:text-properties style:font-name="Arial" fo:font-size="10pt" fo:background-color="transparent" style:font-size-asian="10pt" style:font-size-complex="10pt"/>
    </style:style>
    <style:style style:name="P5" style:family="paragraph" style:parent-style-name="Header">
      <style:paragraph-properties fo:text-align="end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text-properties fo:color="#ffffff" style:font-name="Arial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Arial" fo:font-size="10pt" officeooo:paragraph-rsid="000d467e" style:font-size-asian="10pt" style:font-size-complex="10pt"/>
    </style:style>
    <style:style style:name="P10" style:family="paragraph" style:parent-style-name="Standard">
      <style:text-properties style:font-name="Arial" fo:font-size="10pt" officeooo:paragraph-rsid="000e2456" style:font-size-asian="10pt" style:font-size-complex="10pt"/>
    </style:style>
    <style:style style:name="P11" style:family="paragraph" style:parent-style-name="Standard">
      <style:text-properties style:font-name="Arial" fo:font-size="10pt" officeooo:paragraph-rsid="000c569c" style:font-size-asian="10pt" style:font-size-complex="10pt"/>
    </style:style>
    <style:style style:name="P12" style:family="paragraph" style:parent-style-name="Standard">
      <style:text-properties style:font-name="Arial" fo:font-size="10pt" officeooo:paragraph-rsid="0011caf7" style:font-size-asian="10pt" style:font-size-complex="10pt"/>
    </style:style>
    <style:style style:name="P13" style:family="paragraph" style:parent-style-name="Standard">
      <style:text-properties style:font-name="Arial" fo:font-size="10pt" officeooo:paragraph-rsid="00195043" style:font-size-asian="10pt" style:font-size-complex="10pt"/>
    </style:style>
    <style:style style:name="P14" style:family="paragraph" style:parent-style-name="Standard">
      <style:text-properties style:font-name="Arial" fo:font-size="10pt" officeooo:paragraph-rsid="00176fbf" style:font-size-asian="10pt" style:font-size-complex="10pt"/>
    </style:style>
    <style:style style:name="P15" style:family="paragraph" style:parent-style-name="Standard">
      <style:text-properties style:font-name="Arial"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Arial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Arial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Arial"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22" style:family="paragraph" style:parent-style-name="Standard">
      <style:text-properties style:font-name="Arial"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23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24" style:family="paragraph" style:parent-style-name="Standard">
      <style:text-properties style:font-name="Arial" fo:font-size="10pt" fo:font-style="normal" officeooo:paragraph-rsid="0011caf7" style:font-size-asian="10pt" style:font-style-asian="normal" style:font-size-complex="10pt" style:font-style-complex="normal"/>
    </style:style>
    <style:style style:name="P25" style:family="paragraph" style:parent-style-name="Standard">
      <style:text-properties style:font-name="Arial" fo:font-size="10pt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Arial" fo:font-style="italic" style:font-style-asian="italic" style:font-style-complex="italic"/>
    </style:style>
    <style:style style:name="P27" style:family="paragraph" style:parent-style-name="Standard">
      <style:text-properties style:font-name="Arial" fo:font-style="italic" officeooo:paragraph-rsid="000c569c" style:font-style-asian="italic" style:font-style-complex="italic"/>
    </style:style>
    <style:style style:name="P28" style:family="paragraph" style:parent-style-name="Standard">
      <style:text-properties style:font-name="Arial" fo:font-style="italic" officeooo:paragraph-rsid="000d467e" style:font-style-asian="italic" style:font-style-complex="italic"/>
    </style:style>
    <style:style style:name="P29" style:family="paragraph" style:parent-style-name="Standard">
      <style:text-properties style:font-name="Arial" fo:font-style="italic" officeooo:rsid="0011caf7" officeooo:paragraph-rsid="0011caf7" style:font-style-asian="italic" style:font-style-complex="italic"/>
    </style:style>
    <style:style style:name="P30" style:family="paragraph" style:parent-style-name="Standard">
      <style:text-properties style:font-name="Arial" fo:font-style="italic" officeooo:rsid="0011caf7" officeooo:paragraph-rsid="000d467e" style:font-style-asian="italic" style:font-style-complex="italic"/>
    </style:style>
    <style:style style:name="P31" style:family="paragraph" style:parent-style-name="Standard">
      <style:text-properties style:font-name="Arial" fo:font-style="italic" officeooo:paragraph-rsid="001d97f7" style:font-style-asian="italic" style:font-style-complex="italic"/>
    </style:style>
    <style:style style:name="P32" style:family="paragraph" style:parent-style-name="Standard">
      <style:text-properties style:font-name="Arial" officeooo:paragraph-rsid="000c569c"/>
    </style:style>
    <style:style style:name="P33" style:family="paragraph" style:parent-style-name="Standard">
      <style:paragraph-properties fo:text-align="center" style:justify-single-word="false"/>
      <style:text-properties fo:color="#0000ff" style:font-name="Arial" fo:font-weight="bold" style:font-weight-asian="bold" style:font-weight-complex="bold"/>
    </style:style>
    <style:style style:name="P34" style:family="paragraph" style:parent-style-name="Table_20_Heading">
      <style:text-properties fo:color="#99284c" style:font-name="Arial" style:font-size-asian="10pt" style:font-size-complex="10pt"/>
    </style:style>
    <style:style style:name="P35" style:family="paragraph" style:parent-style-name="Table_20_Heading">
      <style:text-properties fo:color="#99284c" style:font-name="Arial" officeooo:rsid="0011adfa" officeooo:paragraph-rsid="0011adfa" style:font-size-asian="10pt" style:font-size-complex="10pt"/>
    </style:style>
    <style:style style:name="P36" style:family="paragraph" style:parent-style-name="Table_20_Contents">
      <style:text-properties style:font-name="Arial" officeooo:rsid="0011adfa" officeooo:paragraph-rsid="0012b23c" style:font-size-asian="10pt" style:font-size-complex="10pt"/>
    </style:style>
    <style:style style:name="P37" style:family="paragraph" style:parent-style-name="Table_20_Contents">
      <style:text-properties style:font-name="Arial" officeooo:rsid="0011adfa" officeooo:paragraph-rsid="0011adfa" style:font-size-asian="10pt" style:font-size-complex="10pt"/>
    </style:style>
    <style:style style:name="P38" style:family="paragraph" style:parent-style-name="Table_20_Contents">
      <style:text-properties style:font-name="Arial" officeooo:rsid="0011adfa" officeooo:paragraph-rsid="00142959" style:font-size-asian="10pt" style:font-size-complex="10pt"/>
    </style:style>
    <style:style style:name="P39" style:family="paragraph" style:parent-style-name="Table_20_Contents">
      <style:text-properties style:font-name="Arial" officeooo:rsid="0011adfa" officeooo:paragraph-rsid="00159765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style:font-name="Arial"/>
    </style:style>
    <style:style style:name="T8" style:family="text">
      <style:text-properties officeooo:rsid="00142959"/>
    </style:style>
    <style:style style:name="T9" style:family="text">
      <style:text-properties officeooo:rsid="00146a54"/>
    </style:style>
    <style:style style:name="T10" style:family="text">
      <style:text-properties officeooo:rsid="00159765"/>
    </style:style>
    <style:style style:name="T11" style:family="text">
      <style:text-properties officeooo:rsid="00176fbf"/>
    </style:style>
    <style:style style:name="T12" style:family="text">
      <style:text-properties officeooo:rsid="00195043"/>
    </style:style>
    <style:style style:name="T13" style:family="text">
      <style:text-properties officeooo:rsid="001a3e72"/>
    </style:style>
    <style:style style:name="T14" style:family="text">
      <style:text-properties officeooo:rsid="001b721a"/>
    </style:style>
    <style:style style:name="T15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6" style:family="text">
      <style:text-properties fo:font-size="10pt" style:text-underline-style="solid" style:text-underline-width="auto" style:text-underline-color="font-color" fo:font-weight="bold" officeooo:rsid="001d97f7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TEMPLATE DOCUMENT FOR INVOICE</text:p>
      <text:p text:style-name="P1"/>
      <text:p text:style-name="P31"><text:span text:style-name="T16">Company/foundation information</text:span><text:span text:style-name="T15">:</text:span></text:p>
      <text:p text:style-name="P31">This is a list of tags that will be replaced with your informations:</text:p>
      <text:p text:style-name="P11">mycompany_logo = {mycompany_logo}</text:p>
      <text:p text:style-name="P11">mycompany_name = {mycompany_name}</text:p>
      <text:p text:style-name="P11">mycompany_address = {mycompany_address}</text:p>
      <text:p text:style-name="P11">mycompany_zip = {mycompany_zip}</text:p>
      <text:p text:style-name="P11">mycompany_town = {mycompany_town}</text:p>
      <text:p text:style-name="P11">mycompany_country = {mycompany_country}</text:p>
      <text:p text:style-name="P11">mycompany_phone = {mycompany_phone}</text:p>
      <text:p text:style-name="P11">mycompany_fax = {mycompany_fax}</text:p>
      <text:p text:style-name="P11">mycompany_email = {mycompany_email}</text:p>
      <text:p text:style-name="P11">mycompany_web = {mycompany_web}</text:p>
      <text:p text:style-name="P11">mycompany_barcode = {mycompany_barcode}</text:p>
      <text:p text:style-name="P11">mycompany_capital= {mycompany_capital}</text:p>
      <text:p text:style-name="P11">mycompany_juridicalstatus= {mycompany_juridicalstatus}</text:p>
      <text:p text:style-name="P11">mycompany_idprof1 = {mycompany_idprof1}</text:p>
      <text:p text:style-name="P11">mycompany_idprof2 = {mycompany_idprof2}</text:p>
      <text:p text:style-name="P11">mycompany_idprof3 = {mycompany_idprof3}</text:p>
      <text:p text:style-name="P11">mycompany_idprof4 = {mycompany_idprof4}</text:p>
      <text:p text:style-name="P11">mycompany_vatnumber = {mycompany_vatnumber}</text:p>
      <text:p text:style-name="P11">mycompany_note = {mycompany_note}</text:p>
      <text:p text:style-name="P11">...</text:p>
      <text:p text:style-name="P2"/>
      <text:p text:style-name="P20">Customers, prospects or suppliers information:</text:p>
      <text:p text:style-name="P27">This is a list of other tags that will be replaced with correct values (tags between {}) :</text:p>
      <text:p text:style-name="P11">company_name = {company_name}</text:p>
      <text:p text:style-name="P11">company_address = {company_address}</text:p>
      <text:p text:style-name="P11">company_zip = {company_zip}</text:p>
      <text:p text:style-name="P11">company_town = {company_town}</text:p>
      <text:p text:style-name="P11">company_country = {company_country}</text:p>
      <text:p text:style-name="P11">company_phone = {company_phone}</text:p>
      <text:p text:style-name="P11">company_fax = {company_fax}</text:p>
      <text:p text:style-name="P11">company_email = {company_email}</text:p>
      <text:p text:style-name="P11">company_web = {company_web}</text:p>
      <text:p text:style-name="P11">company_barcode = {company_barcode}</text:p>
      <text:p text:style-name="P11">company_customercode = {company_customercode}</text:p>
      <text:p text:style-name="P11">company_suppliercode = {company_suppliercode}</text:p>
      <text:p text:style-name="P11">company_capital = {company_capital}</text:p>
      <text:p text:style-name="P11">company_juridicalstatus = {company_juridicalstatus}</text:p>
      <text:p text:style-name="P11">company_idprof1 = {company_idprof1}</text:p>
      <text:p text:style-name="P11">company_idprof2 = {company_idprof2}</text:p>
      <text:p text:style-name="P11">company_idprof3 = {company_idprof3}</text:p>
      <text:p text:style-name="P11">company_idprof4 = {company_idprof4}</text:p>
      <text:p text:style-name="P11">company_vatnumber = {company_vatnumber}</text:p>
      <text:p text:style-name="P18">company_note = {company_note}</text:p>
      <text:p text:style-name="P18">…</text:p>
      <text:p text:style-name="P32"/>
      <text:p text:style-name="P21">User information:</text:p>
      <text:p text:style-name="P15">myuser_lastname = {myuser_lastname}</text:p>
      <text:p text:style-name="P15">myuser_firstname = {myuser_firstname}</text:p>
      <text:p text:style-name="P15">myuser_login = {myuser_login}</text:p>
      <text:p text:style-name="P15">myuser_email = {myuser_email}</text:p>
      <text:p text:style-name="P16">...</text:p>
      <text:p text:style-name="P18"/>
      <text:p text:style-name="P22"><text:span text:style-name="T1">Object</text:span> information:</text:p>
      <text:p text:style-name="P28">This is a list of other tags that will be replaced with correct values (tags between {}) :</text:p>
      <text:p text:style-name="P9"><text:span text:style-name="T1">object</text:span>_<text:span text:style-name="T1">id</text:span> = <text:span text:style-name="T2">{object_id}</text:span></text:p>
      <text:p text:style-name="P9"><text:span text:style-name="T1">object</text:span>_<text:span text:style-name="T1">ref</text:span> = <text:span text:style-name="T2">{object_ref}</text:span></text:p>
      <text:p text:style-name="P9"><text:span text:style-name="T1">object</text:span>_<text:span text:style-name="T1">ref_customer</text:span> = <text:span text:style-name="T2">{object_ref_customer}</text:span></text:p>
      <text:p text:style-name="P10"><text:span text:style-name="T1">object</text:span>_<text:span text:style-name="T1">ref_supplier</text:span> = <text:span text:style-name="T2">{object_ref_supplier}</text:span></text:p>
      <text:p text:style-name="P9"><text:soft-page-break/><text:span text:style-name="T1">object</text:span>_<text:span text:style-name="T1">date</text:span> = <text:span text:style-name="T2">{object_date}</text:span></text:p>
      <text:p text:style-name="P9"><text:span text:style-name="T1">object</text:span>_<text:span text:style-name="T1">date_creation</text:span> = <text:span text:style-name="T3">{object_date_creation}</text:span></text:p>
      <text:p text:style-name="P9"><text:span text:style-name="T1">object</text:span>_<text:span text:style-name="T1">date_validation</text:span> = <text:span text:style-name="T3">{object_date_validation}</text:span></text:p>
      <text:p text:style-name="P9"><text:span text:style-name="T1">object</text:span>_<text:span text:style-name="T1">total_ht</text:span> = <text:span text:style-name="T3">{object_total_ht}</text:span></text:p>
      <text:p text:style-name="P9"><text:span text:style-name="T1">object</text:span>_<text:span text:style-name="T1">total_vat</text:span> = <text:span text:style-name="T3">{object_total_vat}</text:span></text:p>
      <text:p text:style-name="P9"><text:span text:style-name="T1">object</text:span>_<text:span text:style-name="T1">total_ttc</text:span> = <text:span text:style-name="T3">{object_total_ttc}</text:span></text:p>
      <text:p text:style-name="P9"><text:span text:style-name="T1">object</text:span>_<text:span text:style-name="T1">vatrate</text:span> = <text:span text:style-name="T3">{object_vatrate}</text:span></text:p>
      <text:p text:style-name="P9"><text:span text:style-name="T1">object</text:span>_<text:span text:style-name="T1">note_private</text:span> = <text:span text:style-name="T3">{object_note_private}</text:span></text:p>
      <text:p text:style-name="P9"><text:span text:style-name="T1">object</text:span>_<text:span text:style-name="T1">note</text:span> = <text:span text:style-name="T3">{object_note}</text:span></text:p>
      <text:p text:style-name="P19">...</text:p>
      <text:p text:style-name="P30"/>
      <text:p text:style-name="P23">Lines of object:</text:p>
      <text:p text:style-name="P26"><text:span text:style-name="T14">T</text:span>his is how to use arrays for lines of objects (invoices, commercial proposal, orders, etc...). <text:span text:style-name="T5">You must create your array in the document and fill it with following tags:</text:span></text:p>
      <text:p text:style-name="P12">[!-- BEGIN <text:span text:style-name="T5">row.lin</text:span><text:span text:style-name="T6">es</text:span> --]</text:p>
      <text:p text:style-name="P13"><text:tab/>{<text:span text:style-name="T5">line_</text:span><text:span text:style-name="T13">full</text:span><text:span text:style-name="T5">desc</text:span>}</text:p>
      <text:p text:style-name="P13"><text:tab/>{<text:span text:style-name="T5">line_vatrate</text:span>}</text:p>
      <text:p text:style-name="P12"><text:tab/>{<text:span text:style-name="T5">line_up</text:span>}</text:p>
      <text:p text:style-name="P12"><text:tab/>{<text:span text:style-name="T5">line_qty</text:span>}</text:p>
      <text:p text:style-name="P12"><text:tab/><text:span text:style-name="T11">{line_discount_percent}</text:span></text:p>
      <text:p text:style-name="P14"><text:tab/>{<text:span text:style-name="T5">line_</text:span><text:span text:style-name="T11">price_</text:span><text:span text:style-name="T5">ht</text:span>}</text:p>
      <text:p text:style-name="P14"><text:tab/>{<text:span text:style-name="T5">line_</text:span><text:span text:style-name="T11">price_vat</text:span>}</text:p>
      <text:p text:style-name="P14"><text:tab/>{<text:span text:style-name="T5">line_</text:span><text:span text:style-name="T11">price_ttc</text:span>}</text:p>
      <text:p text:style-name="P24"><text:span text:style-name="T5">[!-- END row.lin</text:span><text:span text:style-name="T6">es</text:span><text:span text:style-name="T5"> --]</text:span></text:p>
      <text:p text:style-name="P29"/>
      <text:p text:style-name="P2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35">__Description__</text:p>
            </table:table-cell>
            <table:table-cell table:style-name="Tableau1.A1" office:value-type="string">
              <text:p text:style-name="P35">__VatRate__</text:p>
            </table:table-cell>
            <table:table-cell table:style-name="Tableau1.A1" office:value-type="string">
              <text:p text:style-name="P34">__<text:span text:style-name="T4">UP__</text:span></text:p>
            </table:table-cell>
            <table:table-cell table:style-name="Tableau1.A1" office:value-type="string">
              <text:p text:style-name="P34">__<text:span text:style-name="T4">Qty__</text:span></text:p>
            </table:table-cell>
            <table:table-cell table:style-name="Tableau1.A1" office:value-type="string">
              <text:p text:style-name="P34">__<text:span text:style-name="T4">Discount__</text:span></text:p>
            </table:table-cell>
            <table:table-cell table:style-name="Tableau1.F1" office:value-type="string">
              <text:p text:style-name="P34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36"><text:span text:style-name="T6">[!-- BEGIN row.lines --]</text:span><text:span text:style-name="T13">{line_fulldesc}</text:span></text:p>
          </table:table-cell>
          <table:table-cell table:style-name="Tableau1.A2" office:value-type="string">
            <text:p text:style-name="P37">{line_vatrate}</text:p>
          </table:table-cell>
          <table:table-cell table:style-name="Tableau1.A2" office:value-type="string">
            <text:p text:style-name="P37">{line_up}</text:p>
          </table:table-cell>
          <table:table-cell table:style-name="Tableau1.A2" office:value-type="string">
            <text:p text:style-name="P37">{line_qty}</text:p>
          </table:table-cell>
          <table:table-cell table:style-name="Tableau1.A2" office:value-type="string">
            <text:p text:style-name="P38"><text:span text:style-name="T9">{line_discount_percent}</text:span></text:p>
          </table:table-cell>
          <table:table-cell table:style-name="Tableau1.F2" office:value-type="string">
            <text:p text:style-name="P39"><text:span text:style-name="T10">{line_price_ht}</text:span></text:p>
            <text:p text:style-name="P39"><text:span text:style-name="T6">[!-- END row.lines --]</text:span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02T23:08:49</dc:date>
    <meta:editing-duration>PT02H52M50S</meta:editing-duration>
    <meta:editing-cycles>37</meta:editing-cycles>
    <meta:generator>OpenOffice.org/3.2$Linux OpenOffice.org_project/320m19$Build-9505</meta:generator>
    <dc:creator>Laurent Destailleur</dc:creator>
    <meta:document-statistic meta:table-count="1" meta:image-count="0" meta:object-count="0" meta:page-count="2" meta:paragraph-count="93" meta:word-count="305" meta:character-count="2943"/>
  </office:meta>
</office:document-meta>
</file>